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5631" officeooo:paragraph-rsid="001a5631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text-properties officeooo:paragraph-rsid="001ce22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7a19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b7a19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d7eb9" style:font-style-asian="normal" style:font-weight-asian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1e3ad6" style:font-style-asian="normal" style:font-weight-asian="normal"/>
    </style:style>
    <style:style style:name="T6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7" style:family="text">
      <style:text-properties fo:font-variant="normal" fo:text-transform="none" fo:color="#000000" loext:opacity="100%" fo:font-size="18pt" fo:letter-spacing="normal" fo:font-style="normal" fo:font-weight="normal" officeooo:rsid="00189177" style:font-size-asian="18pt" style:font-style-asian="normal" style:font-weight-asian="normal" style:font-size-complex="18pt"/>
    </style:style>
    <style:style style:name="T8" style:family="text">
      <style:text-properties officeooo:rsid="001d7eb9"/>
    </style:style>
    <style:style style:name="T9" style:family="text">
      <style:text-properties officeooo:rsid="001e3a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The People’s Assembly, convening on the </text:span><text:span text:style-name="T7">2nd</text:span><text:span text:style-name="T6"> of </text:span><text:span text:style-name="T7">December</text:span><text:span text:style-name="T6"> 2020 under the </text:span><text:span text:style-name="T7">34th</text:span><text:span text:style-name="T6"> PA Meeting.</text:span></text:p>
      <text:p text:style-name="P1"/>
      <text:p text:style-name="P1">The Assembly, recognising the current situation,</text:p>
      <text:p text:style-name="P1"/>
      <text:p text:style-name="P5"><text:span text:style-name="T3">Constitutes the need to amend the third requirement of article 1.14 of the charter </text:span><text:span text:style-name="T4">t</text:span><text:span text:style-name="T3">o state "All the matters discussed in an extraordinary meeting must be re-discussed and re-voted on in the next normal meeting unless their function has already been fulfilled".</text:span></text:p>
      <text:p text:style-name="P1"/>
      <text:p text:style-name="P1">And proceeds.</text:p>
      <text:p text:style-name="P1"/>
      <text:p text:style-name="P1">Signed by,</text:p>
      <text:p text:style-name="P2">ChairmanSteven</text:p>
      <text:p text:style-name="P2">_yoran_</text:p>
      <text:p text:style-name="P1"/>
      <text:p text:style-name="P1"/>
      <text:p text:style-name="P1"/>
      <text:p text:style-name="P4"><text:span text:style-name="T1">[</text:span><text:span text:style-name="T2">Motion 34-5: To amend 1.14.3 to create an exception to prevent motions to be rediscussed⁄revoted on when theyre </text:span><text:span text:style-name="T5">ov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3T13:17:14.502707464</dc:date>
    <meta:editing-duration>PT3M38S</meta:editing-duration>
    <meta:editing-cycles>9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8" meta:word-count="88" meta:character-count="558" meta:non-whitespace-character-count="478"/>
  </office:meta>
</office:document-meta>
</file>